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shelf Symbol 7" svg:font-family="'Bookshelf Symbol 7'" style:font-pitch="variable" style:font-charset="x-symbol"/>
    <style:font-face style:name="Mangal1" svg:font-family="Mangal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0.318cm" style:rel-column-width="1223*"/>
    </style:style>
    <style:style style:name="Tabella1.B" style:family="table-column">
      <style:table-column-properties style:column-width="16.683cm" style:rel-column-width="64312*"/>
    </style:style>
    <style:style style:name="Tabella1.1" style:family="table-row">
      <style:table-row-properties style:min-row-height="1.411cm"/>
    </style:style>
    <style:style style:name="Tabella1.A1" style:family="table-cell">
      <style:table-cell-properties style:vertical-align="middle" fo:padding="0.097cm" fo:border-left="1pt groove #000080" fo:border-right="none" fo:border-top="none" fo:border-bottom="none"/>
    </style:style>
    <style:style style:name="Tabella1.B1" style:family="table-cell">
      <style:table-cell-properties style:vertical-align="middle" fo:padding="0.097cm" fo:border="none"/>
    </style:style>
    <style:style style:name="P1" style:family="paragraph" style:parent-style-name="Text_20_body">
      <style:paragraph-properties fo:text-align="start" style:justify-single-word="false"/>
      <style:text-properties officeooo:paragraph-rsid="00152d7e"/>
    </style:style>
    <style:style style:name="P2" style:family="paragraph" style:parent-style-name="Title">
      <style:paragraph-properties fo:text-align="start" style:justify-single-word="false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Heading_20_6">
      <style:paragraph-properties fo:text-align="end" style:justify-single-word="false"/>
      <style:text-properties officeooo:paragraph-rsid="00152d7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Table_20_Contents"/>
          </table:table-cell>
          <table:table-cell table:style-name="Tabella1.B1" office:value-type="string">
            <text:p text:style-name="Table_20_Contents"/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1" office:value-type="string">
            <text:p text:style-name="P2"><text:title>Formule utilizzate nel modello in excel</text:title></text:p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1" office:value-type="string">
            <text:h text:style-name="Heading_20_4" text:outline-level="4"><text:subject>Spiegazione dei vari campi e delle formule usate</text:subject></text:h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" text:outline-level="6">Versione: <text:user-defined style:data-style-name="N0" text:name="Versione">1.3</text:user-defined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shelf Symbol 7" svg:font-family="'Bookshelf Symbol 7'" style:font-pitch="variable" style:font-charset="x-symbol"/>
    <style:font-face style:name="Mangal1" svg:font-family="Mangal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enzo Pagliari</meta:initial-creator>
    <meta:creation-date>2015-03-17T16:20:08.941000000</meta:creation-date>
    <dc:date>2015-03-17T16:49:09.500000000</dc:date>
    <dc:creator>Lorenzo Pagliari</dc:creator>
    <meta:editing-duration>PT28M54S</meta:editing-duration>
    <meta:editing-cycles>4</meta:editing-cycles>
    <meta:generator>LibreOffice/4.4.1.2$Windows_x86 LibreOffice_project/45e2de17089c24a1fa810c8f975a7171ba4cd432</meta:generator>
    <dc:subject>Spiegazione dei vari campi e delle formule usate</dc:subject>
    <dc:title>Formule utilizzate nel modello in excel</dc:title>
    <meta:document-statistic meta:table-count="1" meta:image-count="0" meta:object-count="0" meta:page-count="1" meta:paragraph-count="3" meta:word-count="16" meta:character-count="100" meta:non-whitespace-character-count="87"/>
    <meta:user-defined meta:name="Versione">1.3</meta:user-defined>
  </office:meta>
</office:document-meta>
</file>